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12.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</table:table-row>
        <table:table-row table:style-name="ro2">
          <table:table-cell table:number-columns-repeated="2" office:value-type="string">
            <text:p>-</text:p>
          </table:table-cell>
          <table:table-cell office:value-type="string">
            <text:p><text:a xlink:href="https://freenergy802.wordpress.com/2016/04/11/motionless-electromagnetic-generator/#:~:text=The%20basic%20principle%20of%20the%20Motionless%20electromagnetic%20generator,itself%20cannot%20induce%20electric%20current%20in%20a%20coil">https://freenergy802.wordpress.com/2016/04/11/motionless-electromagnetic-generator/#:~:text=The%20basic%20principle%20of%20the%20Motionless%20electromagnetic%20generator,itself%20cannot%20induce%20electric%20current%20in%20a%20coil</text:a>.</text:p>
          </table:table-cell>
        </table:table-row>
        <table:table-row table:style-name="ro2">
          <table:table-cell office:value-type="string">
            <text:p>US6362718B1</text:p>
          </table:table-cell>
          <table:table-cell office:value-type="string">
            <text:p>Motionless electromagnetic generator</text:p>
          </table:table-cell>
          <table:table-cell office:value-type="string">
            <text:p><text:a xlink:href="https://patents.google.com/patent/US6362718B1/en">https://patents.google.com/patent/US6362718B1/en</text:a></text:p>
          </table:table-cell>
        </table:table-row>
        <table:table-row table:style-name="ro2">
          <table:table-cell office:value-type="string">
            <text:p>US20140253271A1</text:p>
          </table:table-cell>
          <table:table-cell office:value-type="string">
            <text:p>Bi-Toroidal Topology Transformer</text:p>
          </table:table-cell>
          <table:table-cell office:value-type="string">
            <text:p><text:a xlink:href="https://patents.google.com/patent/US20140253271A1/en">https://patents.google.com/patent/US20140253271A1/en</text:a></text:p>
          </table:table-cell>
        </table:table-row>
        <table:table-row table:style-name="ro2">
          <table:table-cell office:value-type="string">
            <text:p>US3403323A</text:p>
          </table:table-cell>
          <table:table-cell office:value-type="string">
            <text:p>Electrical energy translating devices and regulators using the same</text:p>
          </table:table-cell>
          <table:table-cell office:value-type="string">
            <text:p><text:a xlink:href="https://patents.google.com/patent/US3403323A/en?oq=us3403323">https://patents.google.com/patent/US3403323A/en?oq=us3403323</text:a></text:p>
          </table:table-cell>
        </table:table-row>
        <table:table-row table:style-name="ro2">
          <table:table-cell office:value-type="string">
            <text:p>DE3024814A1</text:p>
          </table:table-cell>
          <table:table-cell office:value-type="string">
            <text:p>Electrical energy generation and appts. - uses magnetic flux in permanent magnets in generator to produce pulsating magnetic flux in stationary body</text:p>
          </table:table-cell>
          <table:table-cell office:value-type="string">
            <text:p><text:a xlink:href="https://patents.google.com/patent/DE3024814A1/en?oq=de3024814">https://patents.google.com/patent/DE3024814A1/en?oq=de3024814</text:a></text:p>
          </table:table-cell>
        </table:table-row>
        <table:table-row table:style-name="ro2">
          <table:table-cell office:value-type="string">
            <text:p>US4006401A</text:p>
          </table:table-cell>
          <table:table-cell office:value-type="string">
            <text:p>Electromagnetic generator</text:p>
          </table:table-cell>
          <table:table-cell office:value-type="string">
            <text:p><text:a xlink:href="https://patents.google.com/patent/US4006401A/en?oq=us4006401">https://patents.google.com/patent/US4006401A/en?oq=us4006401</text:a></text:p>
          </table:table-cell>
        </table:table-row>
        <table:table-row table:style-name="ro2">
          <table:table-cell office:value-type="string">
            <text:p>US4077001A</text:p>
          </table:table-cell>
          <table:table-cell office:value-type="string">
            <text:p>Electromagnetic convertor with stationary variable-reluctance members</text:p>
          </table:table-cell>
          <table:table-cell office:value-type="string">
            <text:p><text:a xlink:href="https://patents.google.com/patent/US4077001A/en?oq=us4077001">https://patents.google.com/patent/US4077001A/en?oq=us4077001</text:a></text:p>
          </table:table-cell>
        </table:table-row>
        <table:table-row table:style-name="ro2">
          <table:table-cell office:value-type="string">
            <text:p>US5926083A</text:p>
          </table:table-cell>
          <table:table-cell office:value-type="string">
            <text:p>Static magnet dynamo for generating electromotive force based on changing flux density of an open magnetic path</text:p>
          </table:table-cell>
          <table:table-cell office:value-type="string">
            <text:p><text:a xlink:href="https://patents.google.com/patent/US5926083A/en?oq=us5926083">https://patents.google.com/patent/US5926083A/en?oq=us5926083</text:a></text:p>
          </table:table-cell>
        </table:table-row>
        <table:table-row table:style-name="ro2">
          <table:table-cell office:value-type="string">
            <text:p>US6246561B1</text:p>
          </table:table-cell>
          <table:table-cell office:value-type="string">
            <text:p>Methods for controlling the path of magnetic flux from a permanent magnet and devices incorporating the same</text:p>
          </table:table-cell>
          <table:table-cell office:value-type="string">
            <text:p><text:a xlink:href="https://patents.google.com/patent/US6246561B1/en?oq=us6246561">https://patents.google.com/patent/US6246561B1/en?oq=us6246561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9">19/03/2023</text:date>, <text:time>11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1S</meta:editing-duration>
    <meta:editing-cycles>5</meta:editing-cycles>
    <meta:generator>OpenOffice/4.1.13$Win32 OpenOffice.org_project/4113m1$Build-9810</meta:generator>
    <dc:date>2023-03-19T11:57:14.41</dc:date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